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ybrand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FERMENTIS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LALLEMAND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MANGROVE JACK'S</text:p>
          </table:table-cell>
          <table:table-cell office:value-type="string" calcext:value-type="string">
            <text:p>nz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AB BIOTEK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AB BIOTEK (MAURIBREW)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BREWFERM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YEST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HITE LABS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HE YEAST BAY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OMEGA YEAST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IMPERIAL YEAST</text:p>
          </table:table-cell>
          <table:table-cell office:value-type="string" calcext:value-type="string">
            <text:p>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3.2$Linux_X86_64 LibreOffice_project/40$Build-2</meta:generator>
    <meta:initial-creator>phpMyAdmin 5.2.0-2.fc37</meta:initial-creator>
    <meta:creation-date>2023-01-17T09:54:13+00:00</meta:creation-date>
    <dc:date>2023-01-17T10:54:53.381111224</dc:date>
    <meta:editing-duration>PT25S</meta:editing-duration>
    <meta:editing-cycles>1</meta:editing-cycles>
    <meta:document-statistic meta:table-count="1" meta:cell-count="33" meta:object-count="0"/>
  </office:meta>
</office:document-meta>
</file>